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ndré Cibils </text:p>
      <text:p text:style-name="Preformatted_20_Text">Zoé Baraschi</text:p>
      <text:p text:style-name="Preformatted_20_Text"/>
      <text:p text:style-name="Preformatted_20_Text">HOMEWORK 5 – QUESTION 2</text:p>
      <text:p text:style-name="Preformatted_20_Text"/>
      <text:p text:style-name="Preformatted_20_Text">#define tbp 512</text:p>
      <text:p text:style-name="Preformatted_20_Text">#define nblocks 1</text:p>
      <text:p text:style-name="Preformatted_20_Text">__global__ void kernel_min_max(int *vect, int *min, int *max){</text:p>
      <text:p text:style-name="Preformatted_20_Text">__shared__ int mindata[tbp]; //"static" shared memory</text:p>
      <text:p text:style-name="Preformatted_20_Text">__shared__ int maxdata[tbp];</text:p>
      <text:p text:style-name="Preformatted_20_Text">unsigned int tid = threadIdx.x;</text:p>
      <text:p text:style-name="Preformatted_20_Text">unsigned int i = blockIdx.x * blockDim.x + threadIdx.x;</text:p>
      <text:p text:style-name="Preformatted_20_Text">mindata[tid] = vect[i];</text:p>
      <text:p text:style-name="Preformatted_20_Text">maxdata[tid] = vect[i];</text:p>
      <text:p text:style-name="Preformatted_20_Text">__syncthreads();</text:p>
      <text:p text:style-name="Preformatted_20_Text"/>
      <text:p text:style-name="Preformatted_20_Text">for(unsigned int s=tbp/2 ; s &gt;= 1 ; s=s/2){</text:p>
      <text:p text:style-name="Preformatted_20_Text"><text:tab/>if(tid &lt; s){</text:p>
      <text:p text:style-name="Preformatted_20_Text"><text:tab/> <text:s/>if(mindata[tid] &gt; mindata[tid + s]){</text:p>
      <text:p text:style-name="Preformatted_20_Text"><text:tab/><text:tab/>mindata[tid] = mindata[tid + s];</text:p>
      <text:p text:style-name="Preformatted_20_Text"><text:tab/><text:tab/>}</text:p>
      <text:p text:style-name="Preformatted_20_Text"><text:tab/>}else if(tid &gt; s){</text:p>
      <text:p text:style-name="Preformatted_20_Text"><text:tab/> <text:s/>if(maxdata[tid] &lt; maxdata[tid + s]){</text:p>
      <text:p text:style-name="Preformatted_20_Text"><text:tab/><text:tab/>maxdata[tid] = maxdata[tid + s];</text:p>
      <text:p text:style-name="Preformatted_20_Text"><text:tab/><text:tab/>}</text:p>
      <text:p text:style-name="Preformatted_20_Text"><text:tab/>}</text:p>
      <text:p text:style-name="Preformatted_20_Text">__syncthreads();</text:p>
      <text:p text:style-name="Preformatted_20_Text">}</text:p>
      <text:p text:style-name="Preformatted_20_Text">if(tid == 0 ) {</text:p>
      <text:p text:style-name="Preformatted_20_Text"><text:tab/>min[blockIdx.x] = mindata[0];</text:p>
      <text:p text:style-name="Preformatted_20_Text"><text:tab/>max[blockIdx.x] = maxdata[0];</text:p>
      <text:p text:style-name="Preformatted_20_Text">}</text:p>
      <text:p text:style-name="Preformatted_20_Text">}</text:p>
      <text:p text:style-name="Preformatted_20_Text"/>
      <text:p text:style-name="Preformatted_20_Text"/>
      <text:p text:style-name="Preformatted_20_Text">int main(){</text:p>
      <text:p text:style-name="Preformatted_20_Text">int i;</text:p>
      <text:p text:style-name="Preformatted_20_Text">const int V=tbp*nblocks;</text:p>
      <text:p text:style-name="Preformatted_20_Text">int *vector;</text:p>
      <text:p text:style-name="Preformatted_20_Text">vector = (int*)malloc(V * sizeof(int));</text:p>
      <text:p text:style-name="Preformatted_20_Text">setValues(vector);</text:p>
      <text:p text:style-name="Preformatted_20_Text">int *min;</text:p>
      <text:p text:style-name="Preformatted_20_Text">min = (int*)malloc(nblocks * sizeof(int));</text:p>
      <text:p text:style-name="Preformatted_20_Text">int *max;</text:p>
      <text:p text:style-name="Preformatted_20_Text">max = (int*)malloc(nblocks * sizeof(int));</text:p>
      <text:p text:style-name="Preformatted_20_Text">int *d_a, *d_min, *d_max;</text:p>
      <text:p text:style-name="Preformatted_20_Text">cudaMalloc((void **) &amp;d_vector, N*sizeof(int));</text:p>
      <text:p text:style-name="Preformatted_20_Text">cudaMalloc((void **) &amp;d_min, nblocks*sizeof(int));</text:p>
      <text:p text:style-name="Preformatted_20_Text">cudaMalloc((void **) &amp;d_max, nblocks*sizeof(int));</text:p>
      <text:p text:style-name="Preformatted_20_Text">cudaMemcpy(d_vector, vector, N*sizeof(int),cudaMemcpyHostToDevice);</text:p>
      <text:p text:style-name="Preformatted_20_Text"/>
      <text:p text:style-name="Preformatted_20_Text">kernel_min_max &lt; &lt; &lt; nblocks,tbp &gt; &gt; &gt;(d_vector,d_min, d_max);</text:p>
      <text:p text:style-name="Preformatted_20_Text"/>
      <text:p text:style-name="Preformatted_20_Text">cudaMemcpy(min, dev_min, nblocks*sizeof(int),cudaMemcpyDeviceToHost);</text:p>
      <text:p text:style-name="Preformatted_20_Text">cudaMemcpy(max, d_max, nblocks*sizeof(int), cudaMemcpyDeviceToHost);</text:p>
      <text:p text:style-name="Preformatted_20_Text">cudaFree(d_vector);</text:p>
      <text:p text:style-name="Preformatted_20_Text">cudaFree(d_min);</text:p>
      <text:p text:style-name="Preformatted_20_Text">cudaFree(d_max);</text:p>
      <text:p text:style-name="Preformatted_20_Text"/>
      <text:p text:style-name="Preformatted_20_Text"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2M50S</meta:editing-duration>
    <meta:editing-cycles>8</meta:editing-cycles>
    <meta:generator>OpenOffice/4.1.1$Win32 OpenOffice.org_project/411m6$Build-9775</meta:generator>
    <dc:date>2015-05-26T20:49:03.22</dc:date>
    <meta:document-statistic meta:table-count="0" meta:image-count="0" meta:object-count="0" meta:page-count="1" meta:paragraph-count="53" meta:word-count="177" meta:character-count="1405"/>
    <meta:user-defined meta:name="Info 1"/>
    <meta:user-defined meta:name="Info 2"/>
    <meta:user-defined meta:name="Info 3"/>
    <meta:user-defined meta:name="Info 4"/>
  </office:meta>
</office:document-meta>
</file>